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P10" style:parent-style-name="Standard" style:family="paragraph">
      <style:paragraph-properties fo:line-height="150%"/>
    </style:style>
    <style:style style:name="P11" style:parent-style-name="Standard" style:family="paragraph">
      <style:paragraph-properties fo:line-height="150%"/>
    </style:style>
    <style:style style:name="P12" style:parent-style-name="Standard" style:family="paragraph">
      <style:paragraph-properties fo:line-height="150%"/>
    </style:style>
    <style:style style:name="P13" style:parent-style-name="Standard" style:family="paragraph">
      <style:paragraph-properties fo:line-height="150%"/>
    </style:style>
    <style:style style:name="P14" style:parent-style-name="Standard" style:family="paragraph">
      <style:paragraph-properties fo:line-height="150%"/>
    </style:style>
    <style:style style:name="P15" style:parent-style-name="Standard" style:family="paragraph">
      <style:paragraph-properties fo:line-height="150%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line-height="150%"/>
    </style:style>
    <style:style style:name="P24" style:parent-style-name="Standard" style:family="paragraph">
      <style:paragraph-properties fo:line-height="150%"/>
    </style:style>
    <style:style style:name="P25" style:parent-style-name="Standard" style:family="paragraph">
      <style:paragraph-properties fo:line-height="150%"/>
    </style:style>
    <style:style style:name="P26" style:parent-style-name="Standard" style:family="paragraph">
      <style:paragraph-properties fo:line-height="150%"/>
    </style:style>
    <style:style style:name="P27" style:parent-style-name="Standard" style:family="paragraph">
      <style:paragraph-properties fo:line-height="150%"/>
    </style:style>
    <style:style style:name="P28" style:parent-style-name="Standard" style:family="paragraph">
      <style:paragraph-properties fo:line-height="150%"/>
    </style:style>
    <style:style style:name="P29" style:parent-style-name="Standard" style:family="paragraph">
      <style:paragraph-properties fo:line-height="150%"/>
    </style:style>
    <style:style style:name="P30" style:parent-style-name="Standard" style:family="paragraph">
      <style:paragraph-properties fo:line-height="150%"/>
    </style:style>
    <style:style style:name="P31" style:parent-style-name="Standard" style:family="paragraph">
      <style:paragraph-properties fo:line-height="150%"/>
    </style:style>
    <style:style style:name="P32" style:parent-style-name="Standard" style:family="paragraph">
      <style:paragraph-properties fo:line-height="150%"/>
    </style:style>
    <style:style style:name="P33" style:parent-style-name="Standard" style:family="paragraph">
      <style:paragraph-properties fo:line-height="150%"/>
    </style:style>
    <style:style style:name="P34" style:parent-style-name="Standard" style:family="paragraph">
      <style:paragraph-properties fo:line-height="150%"/>
    </style:style>
    <style:style style:name="P35" style:parent-style-name="Standard" style:family="paragraph">
      <style:paragraph-properties fo:line-height="150%"/>
    </style:style>
    <style:style style:name="P36" style:parent-style-name="Standard" style:family="paragraph">
      <style:paragraph-properties fo:text-align="center"/>
    </style:style>
  </office:automatic-styles>
  <office:body>
    <office:text text:use-soft-page-breaks="true">
      <text:p text:style-name="P1">Gêneros Textuais</text:p>
      <text:p text:style-name="P2"/>
      <text:p text:style-name="P3"/>
      <text:p text:style-name="P4">Área Acadêmica</text:p>
      <text:p text:style-name="P5"/>
      <text:p text:style-name="P6"/>
      <text:p text:style-name="P7">Autobiografia: Texto que conta sobre a sua história.</text:p>
      <text:p text:style-name="P8">Biografia: Texto que conta a história de alguém.</text:p>
      <text:p text:style-name="P9">Declaração: Documento onde comprova ou declara algo.</text:p>
      <text:p text:style-name="P10">Diploma: Documento que prova a sua conclusão de algum curso.</text:p>
      <text:p text:style-name="P11">E-mail: Meio formal de comunicação via internet.<text:s/></text:p>
      <text:p text:style-name="P12">Fichamento: Resumo de textos acadêmicos.</text:p>
      <text:p text:style-name="P13">Palestra: Encontro para explicar ou ensinar algo.</text:p>
      <text:p text:style-name="P14">Reunião: É um encontro no qual o grupo de pessoas vai para discutido algum assunto.</text:p>
      <text:p text:style-name="P15">Seminário: Encontro feito para se apresentar uma ideia a muitas pessoas.</text:p>
      <text:p text:style-name="P16">Tese: É o posicionamento crítico do autor.</text:p>
      <text:p text:style-name="P17"/>
      <text:p text:style-name="P18"><text:s text:c="3"/></text:p>
      <text:p text:style-name="P19">Área de Trabalho</text:p>
      <text:p text:style-name="P20"/>
      <text:p text:style-name="P21"/>
      <text:p text:style-name="P22">Atestado: Documento que prova a sua falta em um compromisso.</text:p>
      <text:p text:style-name="P23">Checklist: Uma lista na qual tem várias alternativas para serem marcadas ou respondidas.</text:p>
      <text:p text:style-name="P24">Conferencia: Encontro para saber com qual das opiniões a maioria das pessoas concordam.</text:p>
      <text:p text:style-name="P25">Contrato: Documento no qual informa as regras da empresa e que deixa o funcionário ciente sobre seus deveres e obrigações em seu serviço.</text:p>
      <text:p text:style-name="P26">Currículo: Documento que descreve as suas habilidades e experiencias na área de trabalho.</text:p>
      <text:p text:style-name="P27">Laudo Técnico: Documento onde descreve qual peça foi quebrada e seu motivo.</text:p>
      <text:p text:style-name="P28">Manual de Instruções: Livro onde tem as especificações do objeto.</text:p>
      <text:p text:style-name="P29">Planilha: Arquivo no qual contem cálculos.</text:p>
      <text:p text:style-name="P30">Propaganda: Algo que divulga algum serviço ou objeto no intuito de te induz a comprar o mesmo.</text:p>
      <text:p text:style-name="P31">Relatório: Um texto com detalhes do que aconteceu.</text:p>
      <text:p text:style-name="P32"/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yuuji Vinsmoke</dc:creator>
    <meta:creation-date>2021-08-30T08:49:00Z</meta:creation-date>
    <dc:date>2021-08-31T23:08:00Z</dc:date>
    <meta:template xlink:href="Normal" xlink:type="simple"/>
    <meta:editing-cycles>2</meta:editing-cycles>
    <meta:editing-duration>PT3900S</meta:editing-duration>
    <meta:document-statistic meta:page-count="1" meta:paragraph-count="2" meta:word-count="221" meta:character-count="1417" meta:row-count="9" meta:non-whitespace-character-count="1198"/>
  </office:meta>
</office:document-meta>
</file>